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pn-user-frequenc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 Name</text:p>
          </table:table-cell>
          <table:table-cell office:value-type="string" calcext:value-type="string">
            <text:p>Count </text:p>
          </table:table-cell>
        </table:table-row>
        <table:table-row table:style-name="ro1">
          <table:table-cell office:value-type="string" calcext:value-type="string">
            <text:p>aablanch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abogg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aco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martin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anglin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berr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blewi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bu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wilson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admartinez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dmedi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moell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ehuddles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nazar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gbr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jdee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jhernandez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jkepl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jmalburg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jstastn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jwisem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jwrigh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kburns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kgard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orile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wilso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lexsot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lguzm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len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mengdah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loehne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ndrewsanchez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payanram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pdeloat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pme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ptellez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quinon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armstron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bog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handma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hay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ga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roma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rwhit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rzumwa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olgu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pacif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eed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turajli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whit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you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bartolowit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da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harri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zimmerman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benna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dbac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djester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dkosslow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dmill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ber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jecke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jglisczinski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jmch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avi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lelli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loggi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richardson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mgre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mschiff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mshelle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msustaire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naiche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pbacl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phawryl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pwood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va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owlan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taylo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ruh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whitne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sbozalin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talle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ba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ickerson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bc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beve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cfull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collin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crichard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cshaw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destilette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dhege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dkin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dmazy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dpattum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dszymborski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gbens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gohai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inojo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jficik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jjenkin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jmorg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jpayn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jpet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jvonderha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kblanto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lbent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lhamlet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clhol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jorda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lmartinez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lmusic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prescot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mdansb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mfreem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flem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stapl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m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bridg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rcoleman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rconner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i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rjohn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sut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zav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armient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thei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thompso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tshaw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walk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wboy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wcaffey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wege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hart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hutchen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legle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any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arcelay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sawe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asomasundaram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az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bur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byler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cbarlow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ccar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handolescu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ckem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cketn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claughlin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craddick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crid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dtayl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christensen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egonzale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ekenned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gdea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gwilliam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hick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hosbourn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jbarr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jcohe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jhuggin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jwayn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laust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ldamsk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lhamble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lhatfiel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lmontagu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mbarter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mdavi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dmsala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m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aranj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pachec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park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perez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pjoh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plengau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preil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pwel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p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rew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rgambo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rwilab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beagle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schuldt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sitt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ommardah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tschi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wmurray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baval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bostic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cuel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aguilar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gbrow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jhernande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jpott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knigh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lmauney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lmontoy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m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royb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saffo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wsa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dam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kjon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marimuthu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fmoli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msaul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pdickson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fwcrumbley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bu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darnel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gdicke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sink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fchant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jbuga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jmitchel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jsoto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jwakel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levassa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lhibb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mey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mknoch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mtrujillo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gorsa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staple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haczynski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gslu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wolf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wsmi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blalock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atownsend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hbfrix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dhodg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dmullally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mwil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whus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cegg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ijtimmon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sanche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andov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basset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cisner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oh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ade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gag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honeycut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laure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leinwan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jamarcilioni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janor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ros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vieau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wi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isniowski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wrigh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bbrow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jbel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bmedlock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brow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bzipo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ccart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cholzha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clutich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jcooper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jcsmith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jdbillingsl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dgarc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djacks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djet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dmey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domingu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reynold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drobinso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ebuchan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evan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emorel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emorr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ssere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wilcox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ewilliam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fdav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fitzgeral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flor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gdown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gfow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gkody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grossenbacher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jgstapl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gtownsend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jhernandez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iknott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jjclayt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jin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jtomasso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jlalfar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lbog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lbolton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jlgarla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lhea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jljackso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ltiff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maguir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mcampi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mchristian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mclar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mfletch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milk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mkille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mramse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mriley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msomm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mstein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neipe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e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salaza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semartinez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josmith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ploop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pora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jproch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radfor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rbeasley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rfaka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jr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rmas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rmontgomer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ros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rosu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schrau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fernin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spreng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tpa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tschoep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jttyree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jvane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wcamer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wchristia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wfry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wganno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jwhenley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jwillia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wsmi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wsta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edward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ajulia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kamigchelbrink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anea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ron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asues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btray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cfitzpatrick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kciga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clopez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craddic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dbedo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dmccaule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dmcmulle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dvaller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fras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fre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gdanie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guin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holme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hisha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ubbar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jdavi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jmerc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jwarre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lhu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nayl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lro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mach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milmo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mpalmer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mtayl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nkinkop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padam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pegorar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ric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rivy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krkri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scante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ktfarie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vaugh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ymose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acarte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aja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landi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arry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wil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chazeli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drake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ldro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ndrew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eengm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fre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gehr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larmstron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lincec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lmorgan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lprice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lluc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mashle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mcne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mlopez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ngonzalez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oy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rarn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rscot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skelly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thom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achen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grantham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colm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mocniak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ark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orsk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ybar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baddingt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bdavi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cmore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dblack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dchamberli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dhatley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dmos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dvaldez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verett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mewalker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fglover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mfotopoul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ghay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hil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gilde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boik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odrigu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jdobransk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jive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jleclai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jpeters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mjpodori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jstolare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kborlan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laliki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lboragin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lbur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lcarre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lcunningham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lkemp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lmckelve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lrobins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mccormick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mccreary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mhanso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mmor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phel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mrow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nikoli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pe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pet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randerma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atkins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ril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rranderman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rsawe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santiag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sbrag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spric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purcel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sro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tfras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tharri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vadovich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wbutt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humphrie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mwkunkle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woiten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wthie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ohe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adurrani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dadams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lhedric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scoope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scordov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tkel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vcollett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aalto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nma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mink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dwar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cudieri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fcrofto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ganderman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ng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jbrister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pjdiepp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jtischl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llunday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pmcruz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mwilliam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olopez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rhag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shodgson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wcampb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weav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aduk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afielde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amartine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aontiver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aorti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chi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banuel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cbog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cpat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cprui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alle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dfrit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hitchcock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dmart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dnei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cros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elliot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nee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fjacks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gflore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hard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jarrowoo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jbermud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jboy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jroger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rkleinkau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larso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lborenga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lchristma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lgibb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lmye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lscarlet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canal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mccrack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merr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mlloy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morale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rortiz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rpmurphy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rpug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rcampis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rdalton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reitzamm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rgarci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rrosa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rwilliams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saenz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singlet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pre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arras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ir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vnguyen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rwcl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es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wolse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wsollow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eva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ickers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phillip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aschaef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balder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bbaxter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ccowe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fergu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kinsl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levela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slig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dead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dga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gosset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dmcdermot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ng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scevill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flace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cannizzaro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jlask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jman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jpatterso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kh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klemen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krembielak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lars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lbecke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lgeorg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lmadsen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lmang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sanchez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lstewar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swaffor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lwaldrop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mboult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mcrai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dinatali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mrawlin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mvadovic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brad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dahlstro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hadd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i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smit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laybaugh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galush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smi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swelc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vanho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alk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shar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bey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aduk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aelro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holle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amil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willett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ccople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cevan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cjenkin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danie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dmacarthu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mith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etaylo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eteneyck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tgmcge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olzha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jsilveste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kvillanuev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lhuls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lon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nleeravin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tero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pra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rlicon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rperez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trstevenson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russ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valenci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sluss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thompso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dserr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hofacke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vlmarcusse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vpsankar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vros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ober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bewing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ckram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wdiamon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jbe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jkill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mba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sanders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swal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tariai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tlacke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toled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srose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4:03:00.706198786</dc:date>
    <dc:creator>Mel Reynolds</dc:creator>
    <meta:editing-duration>PT1M38S</meta:editing-duration>
    <meta:editing-cycles>1</meta:editing-cycles>
    <meta:document-statistic meta:table-count="1" meta:cell-count="1330" meta:object-count="0"/>
    <meta:generator>LibreOffice/5.3.7.2.0$Linux_X86_64 LibreOffice_project/30$Build-2</meta:generator>
  </office:meta>
</office:document-meta>
</file>